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562a9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 officeooo:rsid="001907c4" officeooo:paragraph-rsid="001907c4"/>
    </style:style>
    <style:style style:name="P6" style:family="paragraph" style:parent-style-name="Text_20_body" style:list-style-name="L1">
      <style:text-properties fo:language="en" fo:country="US"/>
    </style:style>
    <style:style style:name="P7" style:family="paragraph" style:parent-style-name="Text_20_body" style:list-style-name="L1">
      <style:text-properties fo:language="en" fo:country="US" officeooo:rsid="00142d52" officeooo:paragraph-rsid="00142d52"/>
    </style:style>
    <style:style style:name="P8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562a9" officeooo:paragraph-rsid="0016c4da" style:font-weight-asian="normal" style:font-weight-complex="normal"/>
    </style:style>
    <style:style style:name="P11" style:family="paragraph" style:parent-style-name="Text_20_body" style:list-style-name="L2">
      <style:text-properties fo:language="en" fo:country="US" style:text-underline-style="none" fo:font-weight="normal" officeooo:rsid="00142d52" officeooo:paragraph-rsid="0016c4da" style:font-weight-asian="normal" style:font-weight-complex="normal"/>
    </style:style>
    <style:style style:name="P12" style:family="paragraph" style:parent-style-name="Text_20_body" style:list-style-name="L1">
      <style:text-properties fo:font-weight="normal" style:font-weight-asian="normal" style:font-weight-complex="normal"/>
    </style:style>
    <style:style style:name="P13" style:family="paragraph" style:parent-style-name="Text_20_body" style:list-style-name="L2">
      <style:text-properties officeooo:paragraph-rsid="001562a9"/>
    </style:style>
    <style:style style:name="T1" style:family="text">
      <style:text-properties fo:language="en" fo:country="US"/>
    </style:style>
    <style:style style:name="T2" style:family="text">
      <style:text-properties officeooo:rsid="0016c4da"/>
    </style:style>
    <style:style style:name="T3" style:family="text">
      <style:text-properties officeooo:rsid="001ab7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6284457181898120648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0.5, SampleWithReplacement: 'off', NvarToSample: 100, MinLeaf: 1, SplitCriterion: 'deviance', Surrogate: 'off'): 74,38%</text:p>
            </text:list-item>
          </text:list>
        </text:list-item>
        <text:list-item>
          <text:p text:style-name="P6">Stump forest </text:p>
          <text:list>
            <text:list-item>
              <text:p text:style-name="P6">Stump trees (11): 58,13%</text:p>
            </text:list-item>
            <text:list-item>
              <text:p text:style-name="P6">Linear trees (11): 66,01%</text:p>
            </text:list-item>
          </text:list>
        </text:list-item>
        <text:list-item>
          <text:p text:style-name="P7">Linear tree forest (11): 71,92%</text:p>
        </text:list-item>
        <text:list-item>
          <text:p text:style-name="P4">PCA → LDA (20 features): 75%</text:p>
        </text:list-item>
        <text:list-item>
          <text:p text:style-name="P4">SVM: 99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175942511867909" text:continue-numbering="true" text:style-name="L1">
        <text:list-item>
          <text:p text:style-name="P12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8"><text:span text:style-name="T1">Stump forest (11 trees – primitive version): 5</text:span>7,14<text:span text:style-name="T1">%</text:span></text:p>
        </text:list-item>
        <text:list-item>
          <text:p text:style-name="P8">SVM: 57%</text:p>
        </text:list-item>
        <text:list-item>
          <text:p text:style-name="P8">RDA: 67%</text:p>
        </text:list-item>
      </text:list>
      <text:p text:style-name="P1">Data – <text:bookmark-start text:name="__DdeLink__22_867425191"/>fMRI function connectivity matrices <text:span text:style-name="T3">88</text:span>x<text:span text:style-name="T3">88</text:span>, <text:span text:style-name="T3">190</text:span> subjects - 1<text:span text:style-name="T3">00</text:span> volunteers, 9<text:span text:style-name="T3">0</text:span> patients<text:bookmark-end text:name="__DdeLink__22_867425191"/></text:p>
      <text:p text:style-name="P2">LOO performaces:</text:p>
      <text:list xml:id="list275284905079647133" text:style-name="L2">
        <text:list-item>
          <text:p text:style-name="P13">MATLAB classification forest </text:p>
          <text:list>
            <text:list-item>
              <text:p text:style-name="P9">(default settings) – 11 trees: 62,11%</text:p>
            </text:list-item>
            <text:list-item>
              <text:p text:style-name="P10">(1<text:span text:style-name="T2">1</text:span> trees, Fboot: 1, SampleWithReplacement: 'on', NvarToSample: 2000, MinLeaf: 1, SplitCriterion: 'deviance', Surrogate: 'off'): <text:span text:style-name="T2">65,79</text:span>%</text:p>
            </text:list-item>
          </text:list>
        </text:list-item>
        <text:list-item>
          <text:p text:style-name="P11">Linear tree forest (11): </text:p>
          <text:list>
            <text:list-item>
              <text:p text:style-name="P10"><text:bookmark-start text:name="__DdeLink__62_1228293541"/><text:soft-page-break/>(<text:span text:style-name="T2">maxSplits = 10</text:span>) – 11 trees: <text:span text:style-name="T2">71</text:span>,<text:span text:style-name="T2">58</text:span>%<text:bookmark-end text:name="__DdeLink__62_1228293541"/></text:p>
            </text:list-item>
            <text:list-item>
              <text:p text:style-name="P10">(<text:span text:style-name="T2">maxSplits = 25, 50, Inf</text:span>) – 11 trees: <text:span text:style-name="T2">73</text:span>,<text:span text:style-name="T2">68</text:span>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5-18T17:59:41.806086290</dc:date>
    <meta:editing-duration>PT5H51M1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212" meta:character-count="1432" meta:non-whitespace-character-count="1258"/>
  </office:meta>
</office:document-meta>
</file>